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A000000D60E8B59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18.055cm" fo:margin-left="0.018cm" table:align="left"/>
    </style:style>
    <style:style style:name="Table1.A" style:family="table-column">
      <style:table-column-properties style:column-width="2.596cm"/>
    </style:style>
    <style:style style:name="Table1.B" style:family="table-column">
      <style:table-column-properties style:column-width="5.997cm"/>
    </style:style>
    <style:style style:name="Table1.C" style:family="table-column">
      <style:table-column-properties style:column-width="3.027cm"/>
    </style:style>
    <style:style style:name="Table1.D" style:family="table-column">
      <style:table-column-properties style:column-width="6.435cm"/>
    </style:style>
    <style:style style:name="Table1.A1" style:family="table-cell">
      <style:table-cell-properties style:vertical-align="middle" fo:background-color="#cc0000" fo:padding-left="0.191cm" fo:padding-right="0.191cm" fo:padding-top="0cm" fo:padding-bottom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1" style:family="table-cell">
      <style:table-cell-properties style:vertical-align="middle" fo:background-color="#ffffff" fo:padding-left="0.191cm" fo:padding-right="0.191cm" fo:padding-top="0cm" fo:padding-bottom="0cm" fo:border="0.5pt solid #b2b2b2" style:writing-mode="lr-tb">
        <style:background-image/>
      </style:table-cell-properties>
    </style:style>
    <style:style style:name="Table1.B2" style:family="table-cell">
      <style:table-cell-properties style:vertical-align="middle" fo:background-color="#e6e6e6" fo:padding-left="0.191cm" fo:padding-right="0.191cm" fo:padding-top="0cm" fo:padding-bottom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2" style:family="table-cell">
      <style:table-cell-properties style:vertical-align="middle" fo:background-color="#e6e6e6" fo:padding-left="0.191cm" fo:padding-right="0.191cm" fo:padding-top="0cm" fo:padding-bottom="0cm" fo:border="0.5pt solid #b2b2b2" style:writing-mode="lr-tb">
        <style:background-image/>
      </style:table-cell-properties>
    </style:style>
    <style:style style:name="Table1.3" style:family="table-row">
      <style:table-row-properties style:min-row-height="0.706cm" style:use-optimal-row-height="false"/>
    </style:style>
    <style:style style:name="COMPETENCES" style:family="table">
      <style:table-properties style:width="18.045cm" fo:margin-left="0.018cm" table:align="left"/>
    </style:style>
    <style:style style:name="COMPETENCES.A" style:family="table-column">
      <style:table-column-properties style:column-width="3.334cm"/>
    </style:style>
    <style:style style:name="COMPETENCES.B" style:family="table-column">
      <style:table-column-properties style:column-width="14.711cm"/>
    </style:style>
    <style:style style:name="COMPETENCES.A1" style:family="table-cell">
      <style:table-cell-properties fo:background-color="#cc0000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COMPETENCES.B1" style:family="table-cell">
      <style:table-cell-properties fo:background-color="#cc0000" fo:padding-left="0.191cm" fo:padding-right="0.191cm" fo:padding-top="0cm" fo:padding-bottom="0cm" fo:border="0.5pt solid #cccccc" style:writing-mode="lr-tb">
        <style:background-image/>
      </style:table-cell-properties>
    </style:style>
    <style:style style:name="COMPETENCES.A2" style:family="table-cell">
      <style:table-cell-properties fo:background-color="#cccccc" fo:padding-left="0.191cm" fo:padding-right="0.191cm" fo:padding-top="0cm" fo:padding-bottom="0cm" fo:border-left="0.5pt solid #ffffff" fo:border-right="none" fo:border-top="0.5pt solid #cccccc" fo:border-bottom="0.5pt solid #ffffff" style:writing-mode="lr-tb">
        <style:background-image/>
      </style:table-cell-properties>
    </style:style>
    <style:style style:name="COMPETENCES.B2" style:family="table-cell">
      <style:table-cell-properties fo:background-color="#ffffff" fo:padding-left="0.191cm" fo:padding-right="0.191cm" fo:padding-top="0cm" fo:padding-bottom="0cm" fo:border="0.5pt solid #cccccc" style:writing-mode="lr-tb">
        <style:background-image/>
      </style:table-cell-properties>
    </style:style>
    <style:style style:name="COMPETENCES.B3" style:family="table-cell">
      <style:table-cell-properties fo:background-color="#e6e6e6" fo:padding-left="0.191cm" fo:padding-right="0.191cm" fo:padding-top="0cm" fo:padding-bottom="0cm" fo:border="0.5pt solid #cccccc" style:writing-mode="lr-tb">
        <style:background-image/>
      </style:table-cell-properties>
    </style:style>
    <style:style style:name="COMPETENCES.4" style:family="table-row">
      <style:table-row-properties style:min-row-height="0.706cm" style:use-optimal-row-height="false"/>
    </style:style>
    <style:style style:name="ACTIVITIES" style:family="table">
      <style:table-properties style:width="18.018cm" fo:margin-left="0.018cm" table:align="left"/>
    </style:style>
    <style:style style:name="ACTIVITIES.A" style:family="table-column">
      <style:table-column-properties style:column-width="3.122cm"/>
    </style:style>
    <style:style style:name="ACTIVITIES.B" style:family="table-column">
      <style:table-column-properties style:column-width="2.459cm"/>
    </style:style>
    <style:style style:name="ACTIVITIES.C" style:family="table-column">
      <style:table-column-properties style:column-width="2.011cm"/>
    </style:style>
    <style:style style:name="ACTIVITIES.D" style:family="table-column">
      <style:table-column-properties style:column-width="10.426cm"/>
    </style:style>
    <style:style style:name="ACTIVITIES.A1" style:family="table-cell">
      <style:table-cell-properties fo:background-color="#cc0000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1" style:family="table-cell">
      <style:table-cell-properties fo:background-color="#cc0000" fo:padding-left="0.191cm" fo:padding-right="0.191cm" fo:padding-top="0cm" fo:padding-bottom="0cm" fo:border="0.5pt solid #cccccc" style:writing-mode="lr-tb">
        <style:background-image/>
      </style:table-cell-properties>
    </style:style>
    <style:style style:name="ACTIVITIES.A2" style:family="table-cell">
      <style:table-cell-properties fo:background-color="#ffffff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2" style:family="table-cell">
      <style:table-cell-properties fo:background-color="#ffffff" fo:padding-left="0.191cm" fo:padding-right="0.191cm" fo:padding-top="0cm" fo:padding-bottom="0cm" fo:border="0.5pt solid #cccccc" style:writing-mode="lr-tb">
        <style:background-image/>
      </style:table-cell-properties>
    </style:style>
    <style:style style:name="ACTIVITIES.3" style:family="table-row">
      <style:table-row-properties fo:keep-together="always"/>
    </style:style>
    <style:style style:name="ACTIVITIES.A3" style:family="table-cell">
      <style:table-cell-properties fo:background-color="#dddddd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3" style:family="table-cell">
      <style:table-cell-properties fo:background-color="#dddddd" fo:padding-left="0.191cm" fo:padding-right="0.191cm" fo:padding-top="0cm" fo:padding-bottom="0cm" fo:border="0.5pt solid #cccccc" style:writing-mode="lr-tb">
        <style:background-image/>
      </style:table-cell-properties>
    </style:style>
    <style:style style:name="ADVANCED_5f_TRAININGS" style:display-name="ADVANCED_TRAININGS" style:family="table">
      <style:table-properties style:width="18.018cm" fo:margin-left="0.018cm" table:align="left"/>
    </style:style>
    <style:style style:name="ADVANCED_5f_TRAININGS.A" style:display-name="ADVANCED_TRAININGS.A" style:family="table-column">
      <style:table-column-properties style:column-width="14.446cm"/>
    </style:style>
    <style:style style:name="ADVANCED_5f_TRAININGS.B" style:display-name="ADVANCED_TRAININGS.B" style:family="table-column">
      <style:table-column-properties style:column-width="3.572cm"/>
    </style:style>
    <style:style style:name="ADVANCED_5f_TRAININGS.A1" style:display-name="ADVANCED_TRAININGS.A1" style:family="table-cell">
      <style:table-cell-properties fo:background-color="#cc0000" fo:padding-left="0.191cm" fo:padding-right="0.191cm" fo:padding-top="0cm" fo:padding-bottom="0cm" fo:border="0.5pt solid #cccccc" style:writing-mode="lr-tb">
        <style:background-image/>
      </style:table-cell-properties>
    </style:style>
    <style:style style:name="ADVANCED_5f_TRAININGS.A2" style:display-name="ADVANCED_TRAININGS.A2" style:family="table-cell">
      <style:table-cell-properties fo:background-color="#ffffff" fo:padding-left="0.191cm" fo:padding-right="0.191cm" fo:padding-top="0cm" fo:padding-bottom="0cm" fo:border="0.5pt solid #cccccc" style:writing-mode="lr-tb">
        <style:background-image/>
      </style:table-cell-properties>
    </style:style>
    <style:style style:name="ADVANCED_5f_TRAININGS.A3" style:display-name="ADVANCED_TRAININGS.A3" style:family="table-cell">
      <style:table-cell-properties fo:background-color="#e6e6e6" fo:padding-left="0.191cm" fo:padding-right="0.191cm" fo:padding-top="0cm" fo:padding-bottom="0cm" fo:border="0.5pt solid #cccccc" style:writing-mode="lr-tb">
        <style:background-image/>
      </style:table-cell-properties>
    </style:style>
    <style:style style:name="Table5" style:family="table">
      <style:table-properties style:width="18.071cm" fo:margin-left="0.018cm" table:align="left"/>
    </style:style>
    <style:style style:name="Table5.A" style:family="table-column">
      <style:table-column-properties style:column-width="5.817cm"/>
    </style:style>
    <style:style style:name="Table5.B" style:family="table-column">
      <style:table-column-properties style:column-width="3.836cm"/>
    </style:style>
    <style:style style:name="Table5.C" style:family="table-column">
      <style:table-column-properties style:column-width="4.26cm"/>
    </style:style>
    <style:style style:name="Table5.D" style:family="table-column">
      <style:table-column-properties style:column-width="4.157cm"/>
    </style:style>
    <style:style style:name="Table5.A1" style:family="table-cell">
      <style:table-cell-properties fo:background-color="#cc0000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1" style:family="table-cell">
      <style:table-cell-properties fo:background-color="#cc0000" fo:padding-left="0.191cm" fo:padding-right="0.191cm" fo:padding-top="0cm" fo:padding-bottom="0cm" fo:border="0.5pt solid #cccccc" style:writing-mode="lr-tb">
        <style:background-image/>
      </style:table-cell-properties>
    </style:style>
    <style:style style:name="Table5.2" style:family="table-row">
      <style:table-row-properties style:min-row-height="0.524cm"/>
    </style:style>
    <style:style style:name="Table5.A2" style:family="table-cell">
      <style:table-cell-properties fo:background-color="#ffffff" fo:padding-left="0.191cm" fo:padding-right="0.191cm" fo:padding-top="0cm" fo:padding-bottom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2" style:family="table-cell">
      <style:table-cell-properties fo:background-color="#ffffff" fo:padding-left="0.191cm" fo:padding-right="0.191cm" fo:padding-top="0cm" fo:padding-bottom="0cm" fo:border="0.5pt solid #cccccc" style:writing-mode="lr-tb">
        <style:background-image/>
      </style:table-cell-properties>
    </style:style>
    <style:style style:name="P1" style:family="paragraph" style:parent-style-name="normal1" style:master-page-name="MP0">
      <style:paragraph-properties fo:margin-top="0cm" fo:margin-bottom="0.051cm" style:contextual-spacing="false" style:page-number="1" fo:break-before="page"/>
    </style:style>
    <style:style style:name="P2" style:family="paragraph" style:parent-style-name="normal1">
      <style:paragraph-properties fo:margin-top="0cm" fo:margin-bottom="0.051cm" style:contextual-spacing="false"/>
      <style:text-properties fo:color="#000000" loext:opacity="100%" style:font-name="Overpass" style:font-name-asian="Overpass" style:font-name-complex="Overpass"/>
    </style:style>
    <style:style style:name="P3" style:family="paragraph" style:parent-style-name="normal1">
      <style:paragraph-properties fo:margin-top="0cm" fo:margin-bottom="0.051cm" style:contextual-spacing="false"/>
    </style:style>
    <style:style style:name="P4" style:family="paragraph" style:parent-style-name="normal1">
      <style:paragraph-properties fo:margin-top="0cm" fo:margin-bottom="0.051cm" style:contextual-spacing="false"/>
      <style:text-properties fo:color="#000000" loext:opacity="100%"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5" style:family="paragraph" style:parent-style-name="normal1">
      <style:text-properties fo:color="#ffffff" loext:opacity="100%" style:font-name="Overpass" fo:font-weight="bold" style:font-name-asian="Overpass" style:font-weight-asian="bold" style:font-name-complex="Overpass"/>
    </style:style>
    <style:style style:name="P6" style:family="paragraph" style:parent-style-name="normal1">
      <style:paragraph-properties fo:margin-top="0cm" fo:margin-bottom="0.051cm" style:contextual-spacing="false"/>
      <style:text-properties officeooo:paragraph-rsid="0004d1b7"/>
    </style:style>
    <style:style style:name="P7" style:family="paragraph" style:parent-style-name="normal1">
      <style:paragraph-properties fo:margin-top="0cm" fo:margin-bottom="0.051cm" style:contextual-spacing="false"/>
      <style:text-properties officeooo:paragraph-rsid="00089798"/>
    </style:style>
    <style:style style:name="P8" style:family="paragraph" style:parent-style-name="normal1">
      <style:paragraph-properties fo:margin-top="0cm" fo:margin-bottom="0.051cm" style:contextual-spacing="false"/>
      <style:text-properties fo:color="#000000" loext:opacity="100%" style:font-name="Overpass" officeooo:rsid="0004d1b7" officeooo:paragraph-rsid="0004d1b7" style:font-name-asian="Overpass" style:font-name-complex="Overpass"/>
    </style:style>
    <style:style style:name="P9" style:family="paragraph" style:parent-style-name="normal1">
      <style:paragraph-properties fo:margin-top="0cm" fo:margin-bottom="0.051cm" style:contextual-spacing="false"/>
      <style:text-properties officeooo:paragraph-rsid="0026bb7f"/>
    </style:style>
    <style:style style:name="P10" style:family="paragraph" style:parent-style-name="normal1">
      <style:text-properties fo:color="#000000" loext:opacity="100%" style:font-name="Overpass" style:font-name-asian="Overpass" style:font-name-complex="Overpass"/>
    </style:style>
    <style:style style:name="P11" style:family="paragraph" style:parent-style-name="normal1">
      <style:paragraph-properties fo:margin-top="0cm" fo:margin-bottom="0.051cm" style:contextual-spacing="false"/>
      <style:text-properties fo:color="#ffffff" loext:opacity="100%" style:font-name="Overpass" fo:font-weight="bold" style:font-name-asian="Overpass" style:font-weight-asian="bold" style:font-name-complex="Overpass"/>
    </style:style>
    <style:style style:name="P12" style:family="paragraph" style:parent-style-name="normal1">
      <style:paragraph-properties>
        <style:tab-stops>
          <style:tab-stop style:position="8.89cm" style:type="center"/>
          <style:tab-stop style:position="17.78cm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13" style:family="paragraph" style:parent-style-name="normal1">
      <style:text-properties fo:color="#000000" loext:opacity="100%" style:font-name="Overpass" fo:background-color="#ffff00" style:font-name-asian="Overpass" style:font-name-complex="Overpass"/>
    </style:style>
    <style:style style:name="P14" style:family="paragraph" style:parent-style-name="normal1">
      <style:text-properties style:font-name="Overpass" fo:background-color="#ffff00" style:font-name-asian="Overpass" style:font-name-complex="Overpass"/>
    </style:style>
    <style:style style:name="P15" style:family="paragraph" style:parent-style-name="normal1">
      <style:text-properties style:font-name="Overpass" style:font-name-asian="Overpass" style:font-name-complex="Overpass"/>
    </style:style>
    <style:style style:name="P16" style:family="paragraph" style:parent-style-name="normal1">
      <style:paragraph-properties fo:margin-top="0cm" fo:margin-bottom="0.051cm" style:contextual-spacing="false"/>
      <style:text-properties officeooo:paragraph-rsid="00294d5e"/>
    </style:style>
    <style:style style:name="P17" style:family="paragraph" style:parent-style-name="normal1">
      <style:paragraph-properties fo:margin-top="0cm" fo:margin-bottom="0.051cm" style:contextual-spacing="false"/>
      <style:text-properties officeooo:paragraph-rsid="0027533c"/>
    </style:style>
    <style:style style:name="P18" style:family="paragraph" style:parent-style-name="normal1">
      <style:paragraph-properties fo:margin-top="0cm" fo:margin-bottom="0.051cm" style:contextual-spacing="false"/>
      <style:text-properties style:font-name="Overpass" fo:background-color="#ffff00" style:font-name-asian="Overpass" style:font-name-complex="Overpass"/>
    </style:style>
    <style:style style:name="P19" style:family="paragraph" style:parent-style-name="normal1">
      <style:paragraph-properties fo:margin-top="0cm" fo:margin-bottom="0.051cm" style:contextual-spacing="false" fo:break-before="page"/>
      <style:text-properties fo:color="#000000" loext:opacity="100%"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20" style:family="paragraph" style:parent-style-name="normal1">
      <style:paragraph-properties fo:text-align="center" style:justify-single-word="false">
        <style:tab-stops>
          <style:tab-stop style:position="8.89cm" style:type="center"/>
          <style:tab-stop style:position="17.78cm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1" style:family="paragraph" style:parent-style-name="normal1">
      <style:text-properties fo:color="#000000" loext:opacity="100%" style:font-name="Overpass" officeooo:rsid="0010c977" officeooo:paragraph-rsid="00229d51" style:font-name-asian="Overpass" style:font-name-complex="Overpass"/>
    </style:style>
    <style:style style:name="P22" style:family="paragraph" style:parent-style-name="normal1">
      <style:text-properties fo:color="#000000" loext:opacity="100%" style:font-name="Overpass" officeooo:rsid="001f7eb9" officeooo:paragraph-rsid="001f7eb9" style:font-name-asian="Overpass" style:font-name-complex="Overpass"/>
    </style:style>
    <style:style style:name="P23" style:family="paragraph" style:parent-style-name="normal1">
      <style:paragraph-properties fo:text-align="center" style:justify-single-word="false"/>
    </style:style>
    <style:style style:name="P24" style:family="paragraph" style:parent-style-name="normal1">
      <style:text-properties fo:color="#000000" loext:opacity="100%" style:font-name="Overpass" officeooo:rsid="00358701" officeooo:paragraph-rsid="00358701" style:font-name-asian="Overpass" style:font-name-complex="Overpass"/>
    </style:style>
    <style:style style:name="P25" style:family="paragraph" style:parent-style-name="normal1">
      <style:text-properties style:font-name="Overpass" fo:font-weight="bold" style:font-name-asian="Overpass" style:font-weight-asian="bold" style:font-name-complex="Overpass"/>
    </style:style>
    <style:style style:name="P26" style:family="paragraph" style:parent-style-name="normal1">
      <style:text-properties fo:color="#000000" loext:opacity="100%" style:font-name="Overpass" officeooo:rsid="0010c977" officeooo:paragraph-rsid="0010c977" fo:background-color="#ffff00" style:font-name-asian="Overpass" style:font-name-complex="Overpass"/>
    </style:style>
    <style:style style:name="P27" style:family="paragraph" style:parent-style-name="normal1">
      <style:text-properties style:font-name="Overpass" fo:font-weight="normal" officeooo:rsid="0036fd48" officeooo:paragraph-rsid="0036fd48" style:font-name-asian="Overpass" style:font-weight-asian="normal" style:font-name-complex="Overpass" style:font-weight-complex="normal"/>
    </style:style>
    <style:style style:name="P28" style:family="paragraph" style:parent-style-name="normal1">
      <style:text-properties fo:color="#000000" loext:opacity="100%" style:font-name="Overpass" officeooo:rsid="0010c977" officeooo:paragraph-rsid="001f3c6e" style:font-name-asian="Overpass" style:font-name-complex="Overpass"/>
    </style:style>
    <style:style style:name="P29" style:family="paragraph" style:parent-style-name="normal1">
      <style:text-properties fo:color="#000000" loext:opacity="100%" style:font-name="Overpass" officeooo:rsid="0010c977" officeooo:paragraph-rsid="00346dae" style:font-name-asian="Overpass" style:font-name-complex="Overpass"/>
    </style:style>
    <style:style style:name="P30" style:family="paragraph" style:parent-style-name="normal1">
      <style:text-properties fo:color="#000000" loext:opacity="100%" style:font-name="Overpass" officeooo:rsid="002cf70e" officeooo:paragraph-rsid="002cf70e" style:font-name-asian="Overpass" style:font-name-complex="Overpass"/>
    </style:style>
    <style:style style:name="P31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f10b3" style:font-name-asian="Overpass" style:font-name-complex="Overpass"/>
    </style:style>
    <style:style style:name="P32" style:family="paragraph" style:parent-style-name="normal1">
      <style:text-properties style:font-name="Overpass" officeooo:paragraph-rsid="001f10b3" style:font-name-asian="Overpass" style:font-name-complex="Overpass"/>
    </style:style>
    <style:style style:name="P33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34" style:family="paragraph" style:parent-style-name="normal1">
      <style:text-properties fo:color="#000000" loext:opacity="100%" style:font-name="Overpass" officeooo:rsid="0010c977" officeooo:paragraph-rsid="001f10b3" fo:background-color="#ffff00" style:font-name-asian="Overpass" style:font-name-complex="Overpass"/>
    </style:style>
    <style:style style:name="P35" style:family="paragraph" style:parent-style-name="normal1">
      <style:paragraph-properties style:writing-mode="lr-tb"/>
      <style:text-properties style:font-name="Overpass" fo:font-weight="normal" officeooo:rsid="0036fe9d" officeooo:paragraph-rsid="0036fe9d" style:font-name-asian="Overpass" style:font-weight-asian="normal" style:font-name-complex="Overpass" style:font-weight-complex="normal"/>
    </style:style>
    <style:style style:name="P36" style:family="paragraph" style:parent-style-name="normal1">
      <style:text-properties officeooo:paragraph-rsid="0008fa2a"/>
    </style:style>
    <style:style style:name="P37" style:family="paragraph" style:parent-style-name="normal1">
      <style:paragraph-properties fo:text-align="center" style:justify-single-word="false"/>
      <style:text-properties officeooo:paragraph-rsid="001ad1a4"/>
    </style:style>
    <style:style style:name="P38" style:family="paragraph" style:parent-style-name="normal1">
      <style:text-properties officeooo:paragraph-rsid="0016fabd"/>
    </style:style>
    <style:style style:name="P39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ad1a4" style:font-name-asian="Overpass" style:font-name-complex="Overpass"/>
    </style:style>
    <style:style style:name="P40" style:family="paragraph" style:parent-style-name="normal1">
      <style:text-properties officeooo:paragraph-rsid="003b83bb"/>
    </style:style>
    <style:style style:name="P41" style:family="paragraph" style:parent-style-name="normal1">
      <style:paragraph-properties fo:margin-top="0cm" fo:margin-bottom="0.051cm" style:contextual-spacing="false"/>
      <style:text-properties fo:color="#000000" loext:opacity="100%"/>
    </style:style>
    <style:style style:name="P42" style:family="paragraph" style:parent-style-name="normal1">
      <style:text-properties officeooo:paragraph-rsid="003cd4c4"/>
    </style:style>
    <style:style style:name="T1" style:family="text">
      <style:text-properties style:font-name="Overpass" fo:font-size="20pt" fo:font-weight="bold" officeooo:rsid="0004d1b7" style:font-name-asian="Overpass" style:font-size-asian="20pt" style:font-weight-asian="bold" style:font-name-complex="Overpass" style:font-size-complex="20pt"/>
    </style:style>
    <style:style style:name="T2" style:family="text">
      <style:text-properties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3" style:family="text">
      <style:text-properties fo:color="#000000" loext:opacity="100%" style:font-name="Overpass" fo:font-size="16pt" fo:background-color="#ffff00" loext:char-shading-value="0" style:font-name-asian="Overpass" style:font-size-asian="16pt" style:font-name-complex="Overpass" style:font-size-complex="16pt"/>
    </style:style>
    <style:style style:name="T4" style:family="text">
      <style:text-properties fo:color="#000000" loext:opacity="100%"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5" style:family="text">
      <style:text-properties fo:color="#000000" loext:opacity="100%" style:font-name="Overpass" officeooo:rsid="0004d1b7" style:font-name-asian="Overpass" style:font-name-complex="Overpass"/>
    </style:style>
    <style:style style:name="T6" style:family="text">
      <style:text-properties style:font-name="Overpass" officeooo:rsid="0008fa2a" fo:background-color="#ffff00" loext:char-shading-value="0" style:font-name-asian="Overpass" style:font-name-complex="Overpass"/>
    </style:style>
    <style:style style:name="T7" style:family="text">
      <style:text-properties style:font-name="Overpass" officeooo:rsid="0004d1b7" style:font-name-asian="Overpass" style:font-name-complex="Overpass"/>
    </style:style>
    <style:style style:name="T8" style:family="text">
      <style:text-properties style:font-name="Overpass" officeooo:rsid="00294d5e" style:font-name-asian="Overpass" style:font-name-complex="Overpass"/>
    </style:style>
    <style:style style:name="T9" style:family="text">
      <style:text-properties style:font-name="Overpass" officeooo:rsid="0027533c" style:font-name-asian="Overpass" style:font-name-complex="Overpass"/>
    </style:style>
    <style:style style:name="T10" style:family="text">
      <style:text-properties style:font-name="Overpass" style:font-name-asian="Overpass" style:font-name-complex="Overpass"/>
    </style:style>
    <style:style style:name="T11" style:family="text">
      <style:text-properties style:font-name="Overpass" fo:background-color="#ffff00" loext:char-shading-value="0" style:font-name-asian="Overpass" style:font-name-complex="Overpass"/>
    </style:style>
    <style:style style:name="T12" style:family="text">
      <style:text-properties fo:color="#000000" loext:opacity="100%" style:font-name="Overpass" fo:background-color="#ffff00" loext:char-shading-value="0" style:font-name-asian="Overpass" style:font-name-complex="Overpass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46dae" fo:background-color="#ffff00" loext:char-shading-value="0"/>
    </style:style>
    <style:style style:name="T15" style:family="text">
      <style:text-properties officeooo:rsid="0036b87e"/>
    </style:style>
    <style:style style:name="T16" style:family="text">
      <style:text-properties officeooo:rsid="003316f1"/>
    </style:style>
    <style:style style:name="T17" style:family="text">
      <style:text-properties officeooo:rsid="0032fb45"/>
    </style:style>
    <style:style style:name="T18" style:family="text">
      <style:text-properties style:font-name="Overpass" officeooo:rsid="0008fa2a" style:font-name-asian="Overpass" style:font-name-complex="Overpass"/>
    </style:style>
    <style:style style:name="T19" style:family="text">
      <style:text-properties style:font-name="Overpass" officeooo:rsid="001ad1a4" style:font-name-asian="Overpass" style:font-name-complex="Overpass"/>
    </style:style>
    <style:style style:name="T20" style:family="text">
      <style:text-properties style:font-name="Overpass" fo:font-style="normal" officeooo:rsid="0008fa2a" style:font-name-asian="Overpass" style:font-style-asian="normal" style:font-name-complex="Overpass" style:font-style-complex="normal"/>
    </style:style>
    <style:style style:name="T21" style:family="text">
      <style:text-properties officeooo:rsid="001ad1a4"/>
    </style:style>
    <style:style style:name="T22" style:family="text">
      <style:text-properties style:font-name="Overpass" officeooo:rsid="003b83bb" style:font-name-asian="Overpass" style:font-name-complex="Overpass"/>
    </style:style>
    <style:style style:name="T23" style:family="text">
      <style:text-properties style:font-name="Overpass" officeooo:rsid="003cd4c4" fo:background-color="#ffff00" loext:char-shading-value="0" style:font-name-asian="Overpass" style:font-name-complex="Overpass"/>
    </style:style>
    <style:style style:name="T24" style:family="text">
      <style:text-properties style:font-name="Overpass" officeooo:rsid="003b83bb" fo:background-color="#ffff00" loext:char-shading-value="0" style:font-name-asian="Overpass" style:font-name-complex="Overpas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[INITIALS]</text:span></text:span></text:p>
      <text:p text:style-name="P2"/>
      <text:p text:style-name="P3"><text:span text:style-name="Default_20_Paragraph_20_Font"><text:span text:style-name="T2">&lt;Level&gt; e.g. Senior / Principal</text:span></text:span><text:span text:style-name="Default_20_Paragraph_20_Font"><text:span text:style-name="T3"> </text:span></text:span><text:span text:style-name="Default_20_Paragraph_20_Font"><text:span text:style-name="T4">Consultant/Architect, Red Hat Consulting</text:span></text:span></text:p>
      <text:p text:style-name="P2"/>
      <text:section text:style-name="Sect1" text:name="Sect1">
        <text:p text:style-name="P4">1. General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6"><text:span text:style-name="Default_20_Paragraph_20_Font"><text:span text:style-name="T5">[INITIALS]</text:span></text:span></text:p>
            </table:table-cell>
            <table:table-cell table:style-name="Table1.A1" office:value-type="string">
              <text:p text:style-name="P5">Nationality</text:p>
            </table:table-cell>
            <table:table-cell table:style-name="Table1.D1" office:value-type="string">
              <text:p text:style-name="P7"><text:span text:style-name="Default_20_Paragraph_20_Font"><text:span text:style-name="T5">[NATIONALITIES]</text:span></text:span></text:p>
            </table:table-cell>
          </table:table-row>
          <table:table-row>
            <table:table-cell table:style-name="Table1.A1" office:value-type="string">
              <text:p text:style-name="P5">Job Title</text:p>
            </table:table-cell>
            <table:table-cell table:style-name="Table1.B2" office:value-type="string">
              <text:p text:style-name="P8">[TITLE_FUNCTION]</text:p>
            </table:table-cell>
            <table:table-cell table:style-name="Table1.A1" office:value-type="string">
              <text:p text:style-name="P5">Location</text:p>
            </table:table-cell>
            <table:table-cell table:style-name="Table1.D2" office:value-type="string">
              <text:p text:style-name="P9"><text:span text:style-name="Default_20_Paragraph_20_Font"><text:span text:style-name="T6">&lt;Country of residence&gt;</text:span></text:span></text:p>
            </table:table-cell>
          </table:table-row>
          <table:table-row table:style-name="Table1.3">
            <table:table-cell table:style-name="Table1.A1" office:value-type="string">
              <text:p text:style-name="P5">Languages</text:p>
            </table:table-cell>
            <table:table-cell table:style-name="Table1.B1" office:value-type="string">
              <text:p text:style-name="P6"><text:span text:style-name="Default_20_Paragraph_20_Font"><text:span text:style-name="T7">[LANGUAGES]</text:span></text:span></text:p>
            </table:table-cell>
            <table:table-cell table:style-name="Table1.A1" office:value-type="string">
              <text:p text:style-name="P5">Education</text:p>
            </table:table-cell>
            <table:table-cell table:style-name="Table1.D1" office:value-type="string">
              <text:p text:style-name="P6"><text:span text:style-name="Default_20_Paragraph_20_Font"><text:span text:style-name="T7">[TITLE]</text:span></text:span></text:p>
            </table:table-cell>
          </table:table-row>
        </table:table>
        <text:p text:style-name="P10"/>
        <text:p text:style-name="P10"/>
        <text:p text:style-name="P4">2. Key Skills</text:p>
        <table:table table:name="COMPETENCES" table:style-name="COMPETENCES">
          <table:table-column table:style-name="COMPETENCES.A"/>
          <table:table-column table:style-name="COMPETENCES.B"/>
          <table:table-row>
            <table:table-cell table:style-name="COMPETENCES.A1" office:value-type="string">
              <text:p text:style-name="P11"/>
            </table:table-cell>
            <table:table-cell table:style-name="COMPETENCES.B1" office:value-type="string">
              <text:p text:style-name="P12">Information</text:p>
            </table:table-cell>
          </table:table-row>
          <table:table-row>
            <table:table-cell table:style-name="COMPETENCES.A2" office:value-type="string">
              <text:p text:style-name="P10">Overview </text:p>
            </table:table-cell>
            <table:table-cell table:style-name="COMPETENCES.B2" office:value-type="string">
              <text:p text:style-name="P13">&lt;Brief profile description&gt;</text:p>
              <text:p text:style-name="P14">e.g.:</text:p>
              <text:p text:style-name="P14">Cloud Native Consultant with a technical, and business background. She/he has worked in various roles related to platform engineering, DevOps, and technology management in enterprises, SMEs, and startups. </text:p>
              <text:p text:style-name="P14">She/he is passionate about cloud technologies and infrastructure, especially security, and SRE-related topics such as observability or automation.</text:p>
              <text:p text:style-name="P15"/>
            </table:table-cell>
          </table:table-row>
          <table:table-row>
            <table:table-cell table:style-name="COMPETENCES.A2" office:value-type="string">
              <text:p text:style-name="P10">Frameworks and Technologies</text:p>
              <text:p text:style-name="P15"/>
            </table:table-cell>
            <table:table-cell table:style-name="COMPETENCES.B3" office:value-type="string">
              <text:p text:style-name="P16"><text:span text:style-name="Default_20_Paragraph_20_Font"><text:span text:style-name="T8">Experience with:</text:span></text:span></text:p>
              <text:p text:style-name="P17"><text:span text:style-name="Default_20_Paragraph_20_Font"><text:span text:style-name="T9">[COMPETENCE]</text:span></text:span></text:p>
            </table:table-cell>
          </table:table-row>
          <table:table-row table:style-name="COMPETENCES.4">
            <table:table-cell table:style-name="COMPETENCES.A2" office:value-type="string">
              <text:p text:style-name="normal1"><text:span text:style-name="Default_20_Paragraph_20_Font"><text:span text:style-name="T10">Red Hat Products</text:span></text:span></text:p>
            </table:table-cell>
            <table:table-cell table:style-name="COMPETENCES.B2" office:value-type="string">
              <text:p text:style-name="P3"><text:span text:style-name="Default_20_Paragraph_20_Font"><text:span text:style-name="T11">&lt;</text:span></text:span><text:span text:style-name="Default_20_Paragraph_20_Font"><text:span text:style-name="T12">A list of Red Hat technologies/products plus versions</text:span></text:span><text:span text:style-name="Default_20_Paragraph_20_Font"><text:span text:style-name="T11">, c</text:span></text:span><text:span text:style-name="Default_20_Paragraph_20_Font"><text:span text:style-name="T12">omma separated with skills base skill level 3 or higher&gt;</text:span></text:span></text:p>
              <text:p text:style-name="P18">e.g.: OpenShift Container Platform 4, RH Enterprise Linux 9, Ansible Automation Platform 2, OpenStack Platform 16, RH AMQ Streams, ...</text:p>
              <text:p text:style-name="P18"/>
            </table:table-cell>
          </table:table-row>
        </table:table>
        <text:p text:style-name="P10"/>
        <text:p text:style-name="P19">3. Experience </text:p>
        <table:table table:name="ACTIVITIES" table:style-name="ACTIVITIES">
          <table:table-column table:style-name="ACTIVITIES.A"/>
          <table:table-column table:style-name="ACTIVITIES.B"/>
          <table:table-column table:style-name="ACTIVITIES.C"/>
          <table:table-column table:style-name="ACTIVITIES.D"/>
          <table:table-row>
            <table:table-cell table:style-name="ACTIVITIES.A1" office:value-type="string">
              <text:p text:style-name="P12">Industry/Vertical</text:p>
            </table:table-cell>
            <table:table-cell table:style-name="ACTIVITIES.A1" office:value-type="string">
              <text:p text:style-name="P12">Date</text:p>
            </table:table-cell>
            <table:table-cell table:style-name="ACTIVITIES.A1" office:value-type="string">
              <text:p text:style-name="P20">Location</text:p>
            </table:table-cell>
            <table:table-cell table:style-name="ACTIVITIES.D1" office:value-type="string">
              <text:p text:style-name="P12">Description</text:p>
            </table:table-cell>
          </table:table-row>
          <table:table-row>
            <table:table-cell table:style-name="ACTIVITIES.A2" office:value-type="string">
              <text:p text:style-name="P21"><text:span text:style-name="Default_20_Paragraph_20_Font"><text:span text:style-name="T13">&lt;</text:span></text:span><text:span text:style-name="Default_20_Paragraph_20_Font"><text:span text:style-name="T14">Industry&gt;</text:span></text:span></text:p>
            </table:table-cell>
            <table:table-cell table:style-name="ACTIVITIES.A2" office:value-type="string">
              <text:p text:style-name="P22">[MONTH_FROM][YEAR_FROM] - [MONTH_TO][YEAR_TO]</text:p>
            </table:table-cell>
            <table:table-cell table:style-name="ACTIVITIES.A2" office:value-type="string">
              <text:p text:style-name="P23"><text:span text:style-name="Default_20_Paragraph_20_Font"><text:span text:style-name="T11">&lt;country</text:span></text:span><text:span text:style-name="Default_20_Paragraph_20_Font"><text:span text:style-name="T12">&gt;</text:span></text:span></text:p>
            </table:table-cell>
            <table:table-cell table:style-name="ACTIVITIES.D2" office:value-type="string">
              <text:p text:style-name="P24">[ACTIVITY]</text:p>
              <text:p text:style-name="P15"/>
              <text:p text:style-name="P25">Technologies</text:p>
              <text:p text:style-name="P26">&lt;<text:span text:style-name="T15">Technology&gt;</text:span></text:p>
              <text:p text:style-name="P15"/>
              <text:p text:style-name="P25">Description</text:p>
              <text:p text:style-name="P27">[ACTIVITY_DESCRIPTION]</text:p>
              <text:p text:style-name="P28"/>
            </table:table-cell>
          </table:table-row>
          <table:table-row table:style-name="ACTIVITIES.3">
            <table:table-cell table:style-name="ACTIVITIES.A3" office:value-type="string">
              <text:p text:style-name="P29"><text:span text:style-name="Default_20_Paragraph_20_Font"><text:span text:style-name="T13">&lt;</text:span></text:span><text:span text:style-name="Default_20_Paragraph_20_Font"><text:span text:style-name="T14">Industry&gt;</text:span></text:span></text:p>
            </table:table-cell>
            <table:table-cell table:style-name="ACTIVITIES.A3" office:value-type="string">
              <text:p text:style-name="P30"><text:span text:style-name="T16">[MONTH_FROM][YEAR_FROM]</text:span><text:span text:style-name="T17"> - </text:span><text:s/>[MONTH_TO][YEAR_TO]</text:p>
            </table:table-cell>
            <table:table-cell table:style-name="ACTIVITIES.A3" office:value-type="string">
              <text:p text:style-name="P31"><text:span text:style-name="Default_20_Paragraph_20_Font"><text:span text:style-name="T13">&lt;country&gt;</text:span></text:span></text:p>
            </table:table-cell>
            <table:table-cell table:style-name="ACTIVITIES.D3" office:value-type="string">
              <text:p text:style-name="P24">[ACTIVITY]</text:p>
              <text:p text:style-name="P32"/>
              <text:p text:style-name="P33">Technologies</text:p>
              <text:p text:style-name="P34">&lt;<text:span text:style-name="T15">Technology&gt;</text:span></text:p>
              <text:p text:style-name="P32"/>
              <text:p text:style-name="P33">Description</text:p>
              <text:p text:style-name="P35">[ACTIVITY_DESCRIPTION]</text:p>
              <text:p text:style-name="P28"/>
            </table:table-cell>
          </table:table-row>
        </table:table>
        <text:p text:style-name="P10"/>
        <text:p text:style-name="P4">4. Training and Certifications</text:p>
        <table:table table:name="ADVANCED_TRAININGS" table:style-name="ADVANCED_5f_TRAININGS">
          <table:table-column table:style-name="ADVANCED_5f_TRAININGS.A"/>
          <table:table-column table:style-name="ADVANCED_5f_TRAININGS.B"/>
          <table:table-row>
            <table:table-cell table:style-name="ADVANCED_5f_TRAININGS.A1" office:value-type="string">
              <text:p text:style-name="P12">Qualification</text:p>
            </table:table-cell>
            <table:table-cell table:style-name="ADVANCED_5f_TRAININGS.A1" office:value-type="string">
              <text:p text:style-name="P20">Date</text:p>
            </table:table-cell>
          </table:table-row>
          <table:table-row>
            <table:table-cell table:style-name="ADVANCED_5f_TRAININGS.A2" office:value-type="string">
              <text:p text:style-name="P36"><text:span text:style-name="Default_20_Paragraph_20_Font"><text:span text:style-name="T18">[ADVANCED_TRAINING]</text:span></text:span></text:p>
            </table:table-cell>
            <table:table-cell table:style-name="ADVANCED_5f_TRAININGS.A2" office:value-type="string">
              <text:p text:style-name="P37"><text:span text:style-name="Default_20_Paragraph_20_Font"><text:span text:style-name="T19">[MONTH_FROM][YEAR_FROM] - [MONTH_TO][YEAR_TO] </text:span></text:span></text:p>
            </table:table-cell>
          </table:table-row>
          <table:table-row>
            <table:table-cell table:style-name="ADVANCED_5f_TRAININGS.A3" office:value-type="string">
              <text:p text:style-name="P38"><text:span text:style-name="Default_20_Paragraph_20_Font"><text:span text:style-name="T20">[ADVANCED_TRAINING]</text:span></text:span></text:p>
            </table:table-cell>
            <table:table-cell table:style-name="ADVANCED_5f_TRAININGS.A3" office:value-type="string">
              <text:p text:style-name="P39"><text:span text:style-name="Default_20_Paragraph_20_Font"><text:span text:style-name="T21">[MONTH_FROM][YEAR_FROM] - [MONTH_TO][YEAR_TO] </text:span></text:span></text:p>
            </table:table-cell>
          </table:table-row>
        </table:table>
        <text:p text:style-name="P10"/>
        <text:p text:style-name="P10"/>
        <text:p text:style-name="P4">5. Further Information</text:p>
        <text:p text:style-name="P2">Information on availability, schedule and rates should be referred to the Services Delivery Manager (contact information below):</text:p>
        <text:p text:style-name="P10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12">Role</text:p>
            </table:table-cell>
            <table:table-cell table:style-name="Table5.B1" office:value-type="string">
              <text:p text:style-name="P12">Name</text:p>
            </table:table-cell>
            <table:table-cell table:style-name="Table5.B1" office:value-type="string">
              <text:p text:style-name="P12">Email</text:p>
            </table:table-cell>
            <table:table-cell table:style-name="Table5.B1" office:value-type="string">
              <text:p text:style-name="P12">Phone</text:p>
            </table:table-cell>
          </table:table-row>
          <table:table-row table:style-name="Table5.2">
            <table:table-cell table:style-name="Table5.A2" office:value-type="string">
              <text:p text:style-name="P40"><text:span text:style-name="Default_20_Paragraph_20_Font"><text:span text:style-name="T22">Services Delivery Manager</text:span></text:span></text:p>
            </table:table-cell>
            <table:table-cell table:style-name="Table5.B2" office:value-type="string">
              <text:p text:style-name="P40"><text:span text:style-name="Default_20_Paragraph_20_Font"><text:span text:style-name="T6">&lt;</text:span></text:span><text:span text:style-name="Default_20_Paragraph_20_Font"><text:span text:style-name="T23">manager C</text:span></text:span><text:span text:style-name="Default_20_Paragraph_20_Font"><text:span text:style-name="T24">name&gt;</text:span></text:span></text:p>
            </table:table-cell>
            <table:table-cell table:style-name="Table5.B2" office:value-type="string">
              <text:p text:style-name="P40"><text:span text:style-name="Default_20_Paragraph_20_Font"><text:span text:style-name="T6">&lt;</text:span></text:span><text:span text:style-name="Default_20_Paragraph_20_Font"><text:span text:style-name="T24">email&gt;</text:span></text:span></text:p>
            </table:table-cell>
            <table:table-cell table:style-name="Table5.B2" office:value-type="string">
              <text:p text:style-name="normal1"><text:span text:style-name="Default_20_Paragraph_20_Font"><text:span text:style-name="T11">&lt;number&gt;</text:span></text:span></text:p>
            </table:table-cell>
          </table:table-row>
        </table:table>
        <text:p text:style-name="P10"/>
        <text:p text:style-name="P2">Information on security clearances, visas etc. should be directed towards the SDM and are dealt with directly with the customer. </text:p>
        <text:p text:style-name="P41"/>
      </text:section>
      <text:section text:style-name="Sect1" text:name="Sect3">
        <text:p text:style-name="P42"><text:span text:style-name="Default_20_Paragraph_20_Font"><text:span text:style-name="T24">Don't use customer names; instead, use industry/vertical labels like Aerospace,</text:span></text:span></text:p>
        <text:p text:style-name="P42"><text:span text:style-name="Default_20_Paragraph_20_Font"><text:span text:style-name="T24">Automotive, Health Care, Financial Services, Telco, Public Sector, Commercial, ...</text:span></text:span></text:p>
        <text:p text:style-name="P42"><text:span text:style-name="Default_20_Paragraph_20_Font"><text:span text:style-name="T24">List experience in descending order, starting with your most recent project.</text:span></text:span></text:p>
        <text:p text:style-name="P42"><text:soft-page-break/><text:span text:style-name="Default_20_Paragraph_20_Font"><text:span text:style-name="T23">Create a PDF file.</text:span></text:span></text:p>
        <text:p text:style-name="P42"><text:span text:style-name="Default_20_Paragraph_20_Font"><text:span text:style-name="T23">Replace or remove texts marked like this (yellow).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fo:background-color="transparent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Carlito" fo:font-family="Carlito" style:font-family-generic="swiss" style:font-pitch="variable" fo:font-size="14pt" style:font-name-asian="Noto Sans SC Regular" style:font-family-asian="'Noto Sans SC Regular'" style:font-family-generic-asian="roman" style:font-size-asian="14pt" style:font-name-complex="Noto Sans Devanagari" style:font-family-complex="'Noto Sans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1" style:next-style-name="normal1" style:default-outline-level="1" style:class="chapter">
      <style:paragraph-properties fo:margin-top="0.448cm" fo:margin-bottom="0.224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Liberation Sans Bold" fo:font-family="'Liberation Sans Bold'" style:font-family-generic="roman" style:font-pitch="variable" fo:font-weight="bold" style:font-name-asian="Liberation Sans Bold" style:font-family-asian="'Liberation Sans Bold'" style:font-family-generic-asian="roman" style:font-pitch-asian="variable" style:font-weight-asian="bold" style:font-name-complex="Liberation Sans Bold" style:font-family-complex="'Liberation Sans Bold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1" style:next-style-name="normal1" style:default-outline-level="2" style:class="chapter">
      <style:paragraph-properties fo:margin-top="0.423cm" fo:margin-bottom="0.212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1" style:next-style-name="normal1" style:default-outline-level="3" style:class="chapter">
      <style:paragraph-properties fo:margin-top="0.423cm" fo:margin-bottom="0.212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1" style:next-style-name="normal1" style:default-outline-level="4" style:class="chapter">
      <style:paragraph-properties fo:margin-top="0.423cm" fo:margin-bottom="0.212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Liberation Sans" fo:font-family="'Liberation Sans'" style:font-family-generic="roman" style:font-pitch="variable" fo:font-size="12pt" fo:font-style="italic" fo:font-weight="bold" style:font-name-asian="Liberation Sans" style:font-family-asian="'Liberation Sans'" style:font-family-generic-asian="roman" style:font-pitch-asian="variable" style:font-size-asian="12pt" style:font-style-asian="italic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1" style:next-style-name="normal1" style:default-outline-level="5" style:class="chapter">
      <style:paragraph-properties fo:margin-top="0.423cm" fo:margin-bottom="0.212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1" style:next-style-name="normal1" style:default-outline-level="6" style:class="chapter">
      <style:paragraph-properties fo:margin-top="0.423cm" fo:margin-bottom="0.212cm" style:contextual-spacing="false" fo:keep-together="always" fo:hyphenation-ladder-count="no-limit" fo:hyphenation-keep="auto" loext:hyphenation-keep-type="column" fo:keep-with-next="always"/>
      <style:text-properties fo:color="#000000" loext:opacity="100%"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 fo:hyphenation-keep="auto" loext:hyphenation-keep-type="column"/>
      <style:text-properties style:font-name-complex="Noto Sans Devanagari" style:font-family-complex="'Noto Sans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fo:hyphenation-keep="auto" loext:hyphenation-keep-type="column" text:number-lines="false" text:line-number="0"/>
      <style:text-properties style:font-name-complex="Noto Sans Devanagari" style:font-family-complex="'Noto Sans Devanagari'" style:font-family-generic-complex="roman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1" style:next-style-name="normal1" style:class="chapter">
      <style:paragraph-properties fo:margin-top="0.423cm" fo:margin-bottom="0.212cm" style:contextual-spacing="false" fo:text-align="center" style:justify-single-word="false" fo:keep-together="always" fo:hyphenation-ladder-count="no-limit" fo:hyphenation-keep="auto" loext:hyphenation-keep-type="column" fo:keep-with-next="always"/>
      <style:text-properties fo:color="#000000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1" style:next-style-name="normal1" style:class="chapter">
      <style:paragraph-properties fo:margin-top="0.423cm" fo:margin-bottom="0.212cm" style:contextual-spacing="false" fo:text-align="center" style:justify-single-word="false" fo:keep-together="always" fo:hyphenation-ladder-count="no-limit" fo:hyphenation-keep="auto" loext:hyphenation-keep-type="column" fo:keep-with-next="always"/>
      <style:text-properties fo:color="#000000" loext:opacity="100%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1">
      <style:paragraph-properties fo:margin-top="2.54cm" fo:margin-bottom="0cm" style:contextual-spacing="false" fo:text-align="end" style:justify-single-word="false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MP2" style:family="paragraph" style:parent-style-name="normal1">
      <style:paragraph-properties fo:margin-top="0cm" fo:margin-bottom="0.635cm" style:contextual-spacing="false"/>
    </style:style>
    <style:style style:name="MT1" style:family="text">
      <style:text-properties style:language-asian="en" style:country-asian="US" style:language-complex="ar" style:country-complex="SA"/>
    </style:style>
    <style:style style:name="MT2" style:family="text">
      <style:text-properties fo:color="#000000" loext:opacity="100%" fo:font-size="8pt" style:font-size-asian="8pt" style:font-size-complex="8pt"/>
    </style:style>
    <style:style style:name="MT3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1.27cm" fo:margin-left="1.727cm" fo:margin-right="1.8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3.461cm" fo:margin-left="0cm" fo:margin-right="0cm" fo:margin-bottom="0cm" style:dynamic-spacing="true"/>
      </style:header-style>
      <style:footer-style>
        <style:header-footer-properties fo:min-height="0.1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draw:frame draw:style-name="Mfr1" draw:name="image1.png" text:anchor-type="as-char" svg:y="0cm" svg:width="5.233cm" style:rel-width="scale" svg:height="1.235cm" style:rel-height="scale" draw:z-index="2"><draw:image xlink:href="Pictures/100000010000038A000000D60E8B594F.png" xlink:type="simple" xlink:show="embed" xlink:actuate="onLoad" draw:mime-type="image/png"/></draw:frame></text:span></text:span></text:p>
      </style:header>
      <style:footer>
        <text:p text:style-name="MP2"><text:span text:style-name="Default_20_Paragraph_20_Font"><text:span text:style-name="MT2">CV : [INITIALS]<text:tab/></text:span></text:span><text:span text:style-name="Default_20_Paragraph_20_Font"><text:span text:style-name="MT3"><text:tab/><text:tab/><text:tab/>Page </text:span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title/>
    <dc:description/>
    <dc:subject/>
    <meta:initial-creator>word</meta:initial-creator>
    <meta:creation-date>2025-05-01T09:08:00Z</meta:creation-date>
    <dc:date>2025-05-27T10:58:31.404033787</dc:date>
    <meta:editing-cycles>52</meta:editing-cycles>
    <meta:editing-duration>PT6H50M19S</meta:editing-duration>
    <dc:creator>Lukas Kallies</dc:creator>
    <meta:document-statistic meta:table-count="5" meta:image-count="1" meta:object-count="0" meta:page-count="3" meta:paragraph-count="74" meta:word-count="269" meta:character-count="2145" meta:non-whitespace-character-count="1939"/>
    <meta:template xlink:type="simple" xlink:actuate="onRequest" xlink:title="" xlink:href="Normal"/>
  </office:meta>
</office:document-meta>
</file>